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cffcc" draw:textarea-vertical-align="middle"/>
    </style:style>
    <style:style style:name="gr4" style:family="graphic" style:parent-style-name="standard">
      <style:graphic-properties draw:fill="solid" draw:fill-color="#ccff00" draw:textarea-horizontal-align="justify" draw:textarea-vertical-align="middle" draw:auto-grow-height="false" fo:min-height="6.076cm" fo:min-width="2.568cm"/>
    </style:style>
    <style:style style:name="gr5" style:family="graphic" style:parent-style-name="standard">
      <style:graphic-properties draw:fill="solid" draw:fill-color="#00ccff" draw:textarea-horizontal-align="justify" draw:textarea-vertical-align="middle" draw:auto-grow-height="false" fo:min-height="6.376cm" fo:min-width="1.126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fo:min-height="0.063cm" fo:min-width="1.039cm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 fo:min-height="0.35cm" fo:min-width="1.3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 fo:min-height="0.472cm" fo:min-width="0.792cm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 fo:min-height="0.518cm" fo:min-width="0.788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0.601cm"/>
    </style:style>
    <style:style style:name="gr13" style:family="graphic" style:parent-style-name="standard">
      <style:graphic-properties draw:textarea-horizontal-align="justify" draw:textarea-vertical-align="middle" draw:auto-grow-height="false" fo:min-height="0.563cm" fo:min-width="0.601cm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 fo:min-height="0.376cm" fo:min-width="0.201cm"/>
    </style:style>
    <style:style style:name="gr15" style:family="graphic" style:parent-style-name="standard">
      <style:graphic-properties draw:fill="solid" draw:fill-color="#66ffff" draw:textarea-horizontal-align="justify" draw:textarea-vertical-align="middle" draw:auto-grow-height="false" fo:min-height="2.904cm" fo:min-width="0.854cm"/>
    </style:style>
    <style:style style:name="gr16" style:family="graphic" style:parent-style-name="standard">
      <style:graphic-properties draw:fill="solid" draw:fill-color="#66ff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66ffff" draw:textarea-horizontal-align="justify" draw:textarea-vertical-align="middle" draw:auto-grow-height="false" fo:min-height="6.55cm" fo:min-width="0.5cm"/>
    </style:style>
    <style:style style:name="gr18" style:family="graphic" style:parent-style-name="standard">
      <style:graphic-properties draw:stroke="none" svg:stroke-color="#000000" draw:fill="none" draw:fill-color="#ffffff" fo:min-height="0.437cm"/>
    </style:style>
    <style:style style:name="gr19" style:family="graphic" style:parent-style-name="standard">
      <style:graphic-properties draw:fill="solid" draw:fill-color="#ff8080" draw:textarea-horizontal-align="justify" draw:textarea-vertical-align="middle" draw:auto-grow-height="false" fo:min-height="0.472cm" fo:min-width="1.457cm"/>
    </style:style>
    <style:style style:name="gr20" style:family="graphic" style:parent-style-name="standard">
      <style:graphic-properties draw:textarea-horizontal-align="justify" draw:textarea-vertical-align="middle" draw:auto-grow-height="false" fo:min-height="0.625cm" fo:min-width="0.601cm"/>
    </style:style>
    <style:style style:name="gr21" style:family="graphic" style:parent-style-name="standard">
      <style:graphic-properties draw:fill="solid" draw:fill-color="#bce4e5" draw:textarea-horizontal-align="justify" draw:textarea-vertical-align="middle" draw:auto-grow-height="false" fo:min-height="2.638cm" fo:min-width="3.088cm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middle" draw:auto-grow-height="false" fo:min-height="0.472cm" fo:min-width="0.79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middle" draw:auto-grow-height="false" fo:min-height="0.472cm" fo:min-width="0.79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middle" draw:auto-grow-height="false" fo:min-height="0.472cm" fo:min-width="0.792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middle" draw:auto-grow-height="false" fo:min-height="0.472cm" fo:min-width="0.792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middle" draw:auto-grow-height="false" fo:min-height="0.472cm" fo:min-width="0.792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middle" draw:auto-grow-height="false" fo:min-height="0.472cm" fo:min-width="0.792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middle" draw:auto-grow-height="false" fo:min-height="0.472cm" fo:min-width="0.792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ccffcc"/>
      <style:paragraph-properties fo:text-align="center"/>
    </style:style>
    <style:style style:name="P4" style:family="paragraph">
      <loext:graphic-properties draw:fill="solid" draw:fill-color="#ccff00"/>
      <style:paragraph-properties fo:text-align="center"/>
    </style:style>
    <style:style style:name="P5" style:family="paragraph">
      <loext:graphic-properties draw:fill="solid" draw:fill-color="#00cc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ffff66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="solid" draw:fill-color="#ffd320"/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="solid" draw:fill-color="#ffd320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8080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66ffff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8080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solid" draw:fill-color="#bce4e5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solid" draw:fill-color="#ffd32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1cm" svg:height="8cm" svg:x="2.5cm" svg:y="2cm">
          <text:p/>
        </draw:rect>
        <draw:custom-shape draw:style-name="gr2" draw:text-style-name="P2" draw:layer="layout" svg:width="0.7cm" svg:height="0.7cm" svg:x="4.5cm" svg:y="5.6cm">
          <text:p text:style-name="P1"><text:span text:style-name="T1">log</text:span></text:p>
          <draw:enhanced-geometry svg:viewBox="0 0 88 21600" draw:glue-points="44 ?f6 44 0 0 10800 44 21600 88 10800" draw:text-areas="0 ?f6 88 ?f3" draw:type="can" draw:modifiers="5977.746077032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3" draw:layer="layout" svg:width="7.7cm" svg:height="8cm" svg:x="8.1cm" svg:y="2cm">
          <text:p/>
        </draw:rect>
        <draw:custom-shape draw:style-name="gr4" draw:text-style-name="P4" draw:layer="layout" svg:width="3.4cm" svg:height="6.658cm" svg:x="8.2cm" svg:y="3.2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8cm" svg:height="6.8cm" svg:x="5.7cm" svg:y="3.1cm">
          <text:p text:style-name="P1"><text:span text:style-name="T1">Interface</text:span></text:p>
          <text:p text:style-name="P1"><text:span text:style-name="T1">Lib </text:span></text:p>
          <text:p text:style-name="P1"><text:span text:style-name="T1">https:/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758cm" svg:height="0.625cm" svg:x="6.9cm" svg:y="5.076cm">
          <text:p text:style-name="P1"><text:span text:style-name="T2">respons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1.8cm" svg:height="0.6cm" svg:x="7cm" svg:y="4.186cm">
          <text:p text:style-name="P1"><text:span text:style-name="T2">request</text:span></text:p>
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3.8cm" svg:height="0.725cm" svg:x="3.4cm" svg:y="2.2cm">
          <draw:text-box>
            <text:p><text:span text:style-name="T3">External System</text:span></text:p>
          </draw:text-box>
        </draw:frame>
        <draw:frame draw:style-name="gr8" draw:text-style-name="P7" draw:layer="layout" svg:width="3.7cm" svg:height="0.725cm" svg:x="10.7cm" svg:y="2.2cm">
          <draw:text-box>
            <text:p><text:span text:style-name="T3">Cloud Service</text:span></text:p>
          </draw:text-box>
        </draw:frame>
        <draw:frame draw:style-name="gr9" draw:text-style-name="P8" draw:layer="layout" svg:width="3.979cm" svg:height="1.039cm" svg:x="8.221cm" svg:y="3.3cm">
          <draw:text-box>
            <text:p><text:span text:style-name="T2">Interface Lib </text:span></text:p>
            <text:p><text:span text:style-name="T2">(https://)</text:span></text:p>
          </draw:text-box>
        </draw:frame>
        <draw:custom-shape draw:style-name="gr10" draw:text-style-name="P9" draw:layer="layout" svg:width="1.37cm" svg:height="0.8cm" svg:x="9.13cm" svg:y="4.5cm">
          <text:p text:style-name="P1"><text:span text:style-name="T2">Data Re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cm" svg:height="0.85cm" svg:x="9.13cm" svg:y="5.4cm">
          <text:p text:style-name="P1"><text:span text:style-name="T1">Data Retriev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cm" svg:height="0.85cm" svg:x="9.1cm" svg:y="6.5cm">
          <text:p text:style-name="P1"><text:span text:style-name="T1">User data </text:span></text:p>
          <text:p text:style-name="P1"><text:span text:style-name="T1">hand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1.1cm" svg:height="3.2cm" svg:x="11.8cm" svg:y="6.6cm">
          <text:p text:style-name="P1"><text:span text:style-name="T1">Meas. </text:span></text:p>
          <text:p text:style-name="P1"><text:span text:style-name="T1">Data</text:span></text:p>
          <draw:enhanced-geometry svg:viewBox="0 0 88 21600" draw:glue-points="44 ?f6 44 0 0 10800 44 21600 88 10800" draw:text-areas="0 ?f6 88 ?f3" draw:type="can" draw:modifiers="1781.443298969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1" draw:layer="layout" svg:width="1.1cm" svg:height="1.3cm" svg:x="13.3cm" svg:y="8.4cm">
          <text:p text:style-name="P1"><text:span text:style-name="T1">Device</text:span></text:p>
          <text:p text:style-name="P1"><text:span text:style-name="T1"><text:s/></text:span><text:span text:style-name="T1">data</text:span></text:p>
          <draw:enhanced-geometry svg:viewBox="0 0 88 21600" draw:glue-points="44 ?f6 44 0 0 10800 44 21600 88 10800" draw:text-areas="0 ?f6 88 ?f3" draw:type="can" draw:modifiers="3320.5226748654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2" draw:layer="layout" svg:width="0.7cm" svg:height="1.1cm" svg:x="14.9cm" svg:y="6.6cm">
          <text:p text:style-name="P11"><text:span text:style-name="T1">log</text:span></text:p>
          <draw:enhanced-geometry svg:viewBox="0 0 88 21600" draw:glue-points="44 ?f6 44 0 0 10800 44 21600 88 10800" draw:text-areas="0 ?f6 88 ?f3" draw:type="can" draw:modifiers="6217.637271214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3" draw:layer="layout" svg:width="1.5cm" svg:height="3.3cm" svg:x="4.1cm" svg:y="6.6cm">
          <text:p text:style-name="P1"><text:span text:style-name="T1">User </text:span></text:p>
          <text:p text:style-name="P1"><text:span text:style-name="T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cm" svg:height="1cm" svg:x="4.1cm" svg:y="3.1cm">
          <text:p text:style-name="P1"><text:span text:style-name="T1">Ta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cm" svg:height="1cm" svg:x="4.1cm" svg:y="4.3cm">
          <text:p text:style-name="P1"><text:span text:style-name="T1">Queue</text:span></text:p>
          <text:p text:style-name="P1"><text:span text:style-name="T1">hand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cm" svg:height="6.8cm" svg:x="3cm" svg:y="3.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4.71cm" svg:height="0.687cm" draw:transform="rotate (1.55735729155454) translate (3.1cm 8.41cm)">
          <draw:text-box>
            <text:p><text:span text:style-name="T2">Background tasks</text:span></text:p>
          </draw:text-box>
        </draw:frame>
        <draw:custom-shape draw:style-name="gr19" draw:text-style-name="P14" draw:layer="layout" svg:width="2.035cm" svg:height="0.8cm" svg:x="8.9cm" svg:y="9cm">
          <text:p text:style-name="P1"><text:span text:style-name="T2">Sup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cm" svg:height="0.85cm" svg:x="9.1cm" svg:y="7.5cm">
          <text:p text:style-name="P1"><text:span text:style-name="T1">Device data </text:span></text:p>
          <text:p text:style-name="P1"><text:span text:style-name="T1">hand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.1cm" svg:height="1.4cm" draw:transform="skewX (-0.0207694180987325) translate (13.3cm 6.6cm)">
          <text:p text:style-name="P1"><text:span text:style-name="T1">User</text:span></text:p>
          <text:p text:style-name="P1"><text:span text:style-name="T1"><text:s/></text:span><text:span text:style-name="T1">data</text:span></text:p>
          <draw:enhanced-geometry svg:viewBox="0 0 88 21600" draw:glue-points="44 ?f6 44 0 0 10800 44 21600 88 10800" draw:text-areas="0 ?f6 88 ?f3" draw:type="can" draw:modifiers="3515.20342612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5" draw:layer="layout" svg:width="3.9cm" svg:height="3.2cm" svg:x="11.8cm" svg:y="3.2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1.37cm" svg:height="0.8cm" svg:x="12.13cm" svg:y="4cm"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1.37cm" svg:height="0.8cm" svg:x="12.23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1.37cm" svg:height="0.8cm" svg:x="12.3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1.37cm" svg:height="0.8cm" svg:x="12.43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7" draw:layer="layout" svg:width="2.026cm" svg:height="0.645cm" svg:x="12cm" svg:y="3.255cm">
          <draw:text-box>
            <text:p><text:span text:style-name="T1">Functions</text:span></text:p>
          </draw:text-box>
        </draw:frame>
        <draw:frame draw:style-name="gr27" draw:text-style-name="P18" draw:layer="layout" svg:width="0.502cm" svg:height="0.962cm" svg:x="15.7cm" svg:y="6cm">
          <draw:text-box>
            <text:p/>
          </draw:text-box>
        </draw:frame>
        <draw:frame draw:style-name="gr26" draw:text-style-name="P17" draw:layer="layout" svg:width="2.157cm" svg:height="0.645cm" svg:x="12.4cm" svg:y="4.2cm">
          <draw:text-box>
            <text:p><text:span text:style-name="T1">Algorithms</text:span></text:p>
          </draw:text-box>
        </draw:frame>
        <draw:custom-shape draw:style-name="gr28" draw:text-style-name="P16" draw:layer="layout" svg:width="1.37cm" svg:height="0.8cm" svg:x="12.2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draw:layer="layout" svg:width="1.37cm" svg:height="0.8cm" svg:x="12.257cm" svg:y="5.3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1.37cm" svg:height="0.8cm" svg:x="12.33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ni panula</meta:initial-creator>
    <meta:creation-date>2017-11-22T14:00:43</meta:creation-date>
    <dc:date>2018-01-27T16:22:09.434234607</dc:date>
    <meta:editing-duration>PT18M2S</meta:editing-duration>
    <meta:editing-cycles>2</meta:editing-cycles>
    <meta:generator>LibreOffice/5.4.4.2$MacOSX_X86_64 LibreOffice_project/2524958677847fb3bb44820e40380acbe820f960</meta:generator>
    <meta:document-statistic meta:object-count="35"/>
  </office:meta>
</office:document-meta>
</file>